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.75cm" fo:min-width="4.489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456cm" fo:min-width="24.482cm"/>
      <style:paragraph-properties style:writing-mode="lr-tb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objectwithoutfill">
      <style:graphic-properties draw:marker-start="Rounded_20_large_20_Arrow" draw:marker-end="Arrow_20_concave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6" style:family="graphic" style:parent-style-name="standard">
      <style:graphic-properties draw:fill-color="#eeeeee" draw:textarea-horizontal-align="justify" draw:textarea-vertical-align="top" draw:auto-grow-height="false" fo:min-height="1.716cm" fo:min-width="4.5cm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top" draw:auto-grow-height="false" fo:min-height="1.75cm" fo:min-width="4.5cm"/>
      <style:paragraph-properties style:writing-mode="lr-tb"/>
    </style:style>
    <style:style style:name="gr8" style:family="graphic" style:parent-style-name="standard">
      <style:graphic-properties draw:marker-start="Rounded_20_large_20_Arrow" draw:marker-end="Rounded_20_large_20_Arrow" draw:textarea-vertical-align="middle"/>
    </style:style>
    <style:style style:name="gr9" style:family="graphic" style:parent-style-name="standard">
      <style:graphic-properties draw:marker-start="Circle" draw:marker-end="Rounded_20_large_20_Arrow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1" style:family="graphic" style:parent-style-name="standard">
      <style:graphic-properties draw:fill-color="#eeeeee" draw:textarea-horizontal-align="justify" draw:textarea-vertical-align="top" draw:auto-grow-height="false" fo:min-height="1.716cm" fo:min-width="4.454cm"/>
      <style:paragraph-properties style:writing-mode="lr-tb"/>
    </style:style>
    <style:style style:name="gr12" style:family="graphic" style:parent-style-name="objectwithoutfill">
      <style:graphic-properties draw:stroke="dash" draw:stroke-dash="Long_20_Dash"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cm"/>
      <style:paragraph-properties style:writing-mode="lr-tb"/>
    </style:style>
    <style:style style:name="P1" style:family="paragraph">
      <style:paragraph-properties fo:text-align="start" style:writing-mode="lr-tb"/>
      <style:text-properties fo:font-size="16pt" style:font-size-asian="12pt" style:font-size-complex="12pt"/>
    </style:style>
    <style:style style:name="P2" style:family="paragraph">
      <loext:graphic-properties draw:fill-color="#eeeeee"/>
      <style:paragraph-properties fo:text-align="start" style:writing-mode="lr-tb"/>
      <style:text-properties fo:font-size="16pt" style:font-size-asian="12pt" style:font-size-complex="12pt"/>
    </style:style>
    <style:style style:name="P3" style:family="paragraph">
      <style:paragraph-properties fo:text-align="center" style:writing-mode="lr-tb"/>
      <style:text-properties fo:font-size="16pt" style:font-size-asian="12pt" style:font-size-complex="12pt"/>
    </style:style>
    <style:style style:name="P4" style:family="paragraph">
      <loext:graphic-properties draw:fill-color="#dddddd"/>
      <style:paragraph-properties fo:text-align="center" style:writing-mode="lr-tb"/>
      <style:text-properties fo:font-size="16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start" style:writing-mode="lr-tb"/>
      <style:text-properties fo:font-size="16pt" style:font-size-asian="16pt" style:font-size-complex="16pt"/>
    </style:style>
    <style:style style:name="P9" style:family="paragraph">
      <loext:graphic-properties draw:fill-color="#eeeeee"/>
      <style:paragraph-properties fo:text-align="start" style:writing-mode="lr-tb"/>
      <style:text-properties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989cm" svg:height="2cm" svg:x="19.511cm" svg:y="4cm">
          <text:p text:style-name="P1"><text:span text:style-name="T1">ingress-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7.7cm" svg:height="1cm" svg:x="1cm" svg:y="1cm">
          <text:p text:style-name="P3"><text:span text:style-name="T1">Intern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5" draw:layer="layout" svg:x1="1cm" svg:y1="3cm" svg:x2="28.675cm" svg:y2="2.999cm">
          <text:p/>
        </draw:line>
        <draw:connector draw:style-name="gr4" draw:text-style-name="P6" draw:layer="layout" draw:type="curve" svg:x1="14.85cm" svg:y1="2cm" svg:x2="22.005cm" svg:y2="4cm" draw:start-shape="id1" draw:start-glue-point="6" draw:end-shape="id2" svg:d="M14850 2000c0 1501 7155 502 7155 2000" svg:viewBox="0 0 7156 2001">
          <text:p/>
        </draw:connector>
        <draw:frame draw:style-name="gr5" draw:text-style-name="P7" draw:layer="layout" svg:width="2.682cm" svg:height="0.962cm" svg:x="1cm" svg:y="2.1cm">
          <draw:text-box>
            <text:p>Firewall</text:p>
          </draw:text-box>
        </draw:frame>
        <draw:custom-shape draw:style-name="gr6" draw:text-style-name="P9" xml:id="id3" draw:id="id3" draw:layer="layout" svg:width="5cm" svg:height="1.966cm" svg:x="16cm" svg:y="8.034cm">
          <text:p text:style-name="P8"><text:span text:style-name="T2">f4rside-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4" draw:id="id4" draw:layer="layout" svg:width="5cm" svg:height="2cm" svg:x="23cm" svg:y="8cm">
          <text:p text:style-name="P8"><text:span text:style-name="T2">portfolio-site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22.005cm" svg:y1="6cm" svg:x2="18.5cm" svg:y2="8.034cm" draw:start-shape="id2" draw:start-glue-point="2" draw:end-shape="id3" draw:end-glue-point="0" svg:d="M22005 6000v1017h-3505v1017" svg:viewBox="0 0 3506 2035">
          <text:p/>
        </draw:connector>
        <draw:connector draw:style-name="gr8" draw:text-style-name="P10" draw:layer="layout" svg:x1="22.005cm" svg:y1="6cm" svg:x2="25.5cm" svg:y2="8cm" draw:start-shape="id2" draw:start-glue-point="2" draw:end-shape="id4" draw:end-glue-point="0" svg:d="M22005 6000v1000h3495v1000" svg:viewBox="0 0 3496 2001">
          <text:p/>
        </draw:connector>
        <draw:custom-shape draw:style-name="gr7" draw:text-style-name="P9" xml:id="id6" draw:id="id6" draw:layer="layout" svg:width="5cm" svg:height="2cm" svg:x="23cm" svg:y="12cm">
          <text:p text:style-name="P8"><text:span text:style-name="T2">portfolio-static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5" draw:id="id5" draw:layer="layout" svg:width="5cm" svg:height="2cm" svg:x="16cm" svg:y="12cm">
          <text:p text:style-name="P8"><text:span text:style-name="T2">portfolio-templat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7" draw:id="id7" draw:layer="layout" svg:width="5cm" svg:height="2cm" svg:x="16cm" svg:y="16cm">
          <text:p text:style-name="P8"><text:span text:style-name="T2">portfolio-spring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25.5cm" svg:y1="10cm" svg:x2="18.5cm" svg:y2="12cm" draw:start-shape="id4" draw:start-glue-point="2" draw:end-shape="id5" draw:end-glue-point="0" svg:d="M25500 10000v1000h-7000v1000" svg:viewBox="0 0 7001 2001">
          <text:p/>
        </draw:connector>
        <draw:connector draw:style-name="gr8" draw:text-style-name="P10" draw:layer="layout" svg:x1="25.5cm" svg:y1="10cm" svg:x2="25.5cm" svg:y2="12cm" draw:start-shape="id4" draw:start-glue-point="2" draw:end-shape="id6" draw:end-glue-point="0" svg:d="M25500 10000v2000" svg:viewBox="0 0 1 2001">
          <text:p/>
        </draw:connector>
        <draw:connector draw:style-name="gr8" draw:text-style-name="P10" draw:layer="layout" svg:x1="18.5cm" svg:y1="14cm" svg:x2="18.5cm" svg:y2="16cm" draw:start-shape="id5" draw:start-glue-point="2" draw:end-shape="id7" draw:end-glue-point="0" svg:d="M18500 14000v2000" svg:viewBox="0 0 1 2001">
          <text:p/>
        </draw:connector>
        <draw:frame draw:style-name="gr10" draw:text-style-name="P12" draw:layer="layout" svg:width="5.5cm" svg:height="0.878cm" svg:x="15.8cm" svg:y="15.1cm">
          <draw:text-box>
            <text:p text:style-name="P11"><text:span text:style-name="T2">8001 <text:s text:c="15"/>Java</text:span></text:p>
          </draw:text-box>
        </draw:frame>
        <draw:frame draw:style-name="gr10" draw:text-style-name="P12" draw:layer="layout" svg:width="5.5cm" svg:height="0.878cm" svg:x="15.8cm" svg:y="11.122cm">
          <draw:text-box>
            <text:p text:style-name="P11"><text:span text:style-name="T2">3000 <text:s text:c="14"/>Node</text:span></text:p>
          </draw:text-box>
        </draw:frame>
        <draw:frame draw:style-name="gr10" draw:text-style-name="P12" draw:layer="layout" svg:width="5.5cm" svg:height="0.878cm" svg:x="15.8cm" svg:y="7.123cm">
          <draw:text-box>
            <text:p text:style-name="P11"><text:span text:style-name="T2">80 <text:s text:c="17"/>Nginx</text:span></text:p>
          </draw:text-box>
        </draw:frame>
        <draw:frame draw:style-name="gr10" draw:text-style-name="P12" draw:layer="layout" svg:width="5.6cm" svg:height="0.878cm" svg:x="19.3cm" svg:y="3.123cm">
          <draw:text-box>
            <text:p text:style-name="P11"><text:span text:style-name="T2">80/443 <text:s text:c="10"/>Nginx</text:span></text:p>
          </draw:text-box>
        </draw:frame>
        <draw:frame draw:style-name="gr10" draw:text-style-name="P12" draw:layer="layout" svg:width="5.4cm" svg:height="0.878cm" svg:x="22.8cm" svg:y="7.122cm">
          <draw:text-box>
            <text:p text:style-name="P11"><text:span text:style-name="T2">80 <text:s text:c="17"/>Nginx</text:span></text:p>
          </draw:text-box>
        </draw:frame>
        <draw:frame draw:style-name="gr10" draw:text-style-name="P12" draw:layer="layout" svg:width="5.4cm" svg:height="0.878cm" svg:x="22.8cm" svg:y="11.123cm">
          <draw:text-box>
            <text:p text:style-name="P11"><text:span text:style-name="T2">80 <text:s text:c="17"/>Nginx</text:span></text:p>
          </draw:text-box>
        </draw:frame>
        <draw:custom-shape draw:style-name="gr11" draw:text-style-name="P9" xml:id="id9" draw:id="id9" draw:layer="layout" svg:width="4.954cm" svg:height="1.966cm" svg:x="4.046cm" svg:y="12.034cm">
          <text:p text:style-name="P8"><text:span text:style-name="T2">guinea-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xml:id="id10" draw:id="id10" draw:layer="layout" svg:width="4.954cm" svg:height="1.966cm" svg:x="4.046cm" svg:y="16.034cm">
          <text:p text:style-name="P8"><text:span text:style-name="T2">dinosauria-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xml:id="id8" draw:id="id8" draw:layer="layout" svg:width="4.954cm" svg:height="1.966cm" svg:x="4.046cm" svg:y="8.034cm">
          <text:p text:style-name="P8"><text:span text:style-name="T2">sync-gandi-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6" draw:layer="layout" draw:type="curve" svg:x1="9cm" svg:y1="9.017cm" svg:x2="14.85cm" svg:y2="2cm" draw:start-shape="id8" draw:start-glue-point="1" draw:end-shape="id1" draw:end-glue-point="6" svg:d="M9000 9017c3900 0 5850-2339 5850-7017" svg:viewBox="0 0 5851 7018">
          <text:p/>
        </draw:connector>
        <draw:connector draw:style-name="gr12" draw:text-style-name="P6" draw:layer="layout" draw:type="curve" svg:x1="9cm" svg:y1="13.017cm" svg:x2="14.85cm" svg:y2="2cm" draw:start-shape="id9" draw:start-glue-point="1" draw:end-shape="id1" draw:end-glue-point="6" svg:d="M9000 13017c3900 0 5850-3672 5850-11017" svg:viewBox="0 0 5851 11018">
          <text:p/>
        </draw:connector>
        <draw:connector draw:style-name="gr12" draw:text-style-name="P6" draw:layer="layout" draw:type="curve" svg:x1="9cm" svg:y1="17.017cm" svg:x2="14.85cm" svg:y2="2cm" draw:start-shape="id10" draw:start-glue-point="1" draw:end-shape="id1" draw:end-glue-point="6" svg:d="M9000 17017c3900 0 5850-5005 5850-15017" svg:viewBox="0 0 5851 15018">
          <text:p/>
        </draw:connector>
        <draw:frame draw:style-name="gr10" draw:text-style-name="P12" draw:layer="layout" svg:width="5.5cm" svg:height="0.878cm" svg:x="3.8cm" svg:y="7.123cm">
          <draw:text-box>
            <text:p text:style-name="P11"><text:span text:style-name="T2"><text:s text:c="20"/></text:span><text:span text:style-name="T2">Python</text:span></text:p>
          </draw:text-box>
        </draw:frame>
        <draw:frame draw:style-name="gr10" draw:text-style-name="P12" draw:layer="layout" svg:width="5.5cm" svg:height="0.878cm" svg:x="3.8cm" svg:y="11.123cm">
          <draw:text-box>
            <text:p text:style-name="P11"><text:span text:style-name="T2"><text:s text:c="20"/></text:span><text:span text:style-name="T2">Python</text:span></text:p>
          </draw:text-box>
        </draw:frame>
        <draw:frame draw:style-name="gr10" draw:text-style-name="P12" draw:layer="layout" svg:width="5.5cm" svg:height="0.878cm" svg:x="3.8cm" svg:y="15.123cm">
          <draw:text-box>
            <text:p text:style-name="P11"><text:span text:style-name="T2"><text:s text:c="23"/></text:span><text:span text:style-name="T2">Node</text:span></text:p>
          </draw:text-box>
        </draw:frame>
        <draw:frame draw:style-name="gr10" draw:text-style-name="P12" draw:layer="layout" svg:width="5.5cm" svg:height="0.878cm" svg:x="3.8cm" svg:y="11.123cm">
          <draw:text-box>
            <text:p text:style-name="P11"><text:span text:style-name="T2"><text:s text:c="20"/></text:span><text:span text:style-name="T2">Python</text:span></text:p>
          </draw:text-box>
        </draw:frame>
        <draw:frame draw:style-name="gr13" draw:text-style-name="P7" draw:layer="layout" svg:width="5.9cm" svg:height="0.962cm" svg:x="1cm" svg:y="4.044cm">
          <draw:text-box>
            <text:p>Docker Container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5T21:02:23.334859498</meta:creation-date>
    <dc:date>2021-02-09T12:13:38.149821254</dc:date>
    <meta:editing-duration>PT4H9M19S</meta:editing-duration>
    <meta:editing-cycles>45</meta:editing-cycles>
    <meta:generator>LibreOffice/6.4.6.2$Linux_X86_64 LibreOffice_project/40$Build-2</meta:generator>
    <meta:document-statistic meta:object-count="32"/>
  </office:meta>
</office:document-meta>
</file>